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font-name="Lato Black" fo:font-size="15pt" style:text-underline-style="solid" style:text-underline-width="auto" style:text-underline-color="font-color" officeooo:rsid="001d101e" officeooo:paragraph-rsid="001d101e" style:font-size-asian="15pt" style:font-size-complex="15pt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rsid="001baf2b" officeooo:paragraph-rsid="001baf2b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rsid="001baf2b" officeooo:paragraph-rsid="001d101e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paragraph-rsid="001baf2b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paragraph-rsid="001d101e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text-underline-style="solid" style:text-underline-width="auto" style:text-underline-color="font-color" fo:font-weight="bold" officeooo:rsid="001baf2b" officeooo:paragraph-rsid="001baf2b" style:font-weight-asian="bold" style:font-weight-complex="bold"/>
    </style:style>
    <style:style style:name="T1" style:family="text">
      <style:text-properties fo:color="#ffff55"/>
    </style:style>
    <style:style style:name="T2" style:family="text">
      <style:text-properties fo:color="#ffff55" officeooo:rsid="001d101e"/>
    </style:style>
    <style:style style:name="T3" style:family="text">
      <style:text-properties fo:color="#c0c0c0"/>
    </style:style>
    <style:style style:name="T4" style:family="text">
      <style:text-properties fo:color="#c0c0c0" officeooo:rsid="001baf2b"/>
    </style:style>
    <style:style style:name="T5" style:family="text">
      <style:text-properties fo:color="#c0c0c0" officeooo:rsid="001d101e"/>
    </style:style>
    <style:style style:name="T6" style:family="text">
      <style:text-properties fo:color="#aaaaaa"/>
    </style:style>
    <style:style style:name="T7" style:family="text">
      <style:text-properties fo:color="#aaaaaa" officeooo:rsid="001baf2b"/>
    </style:style>
    <style:style style:name="T8" style:family="text">
      <style:text-properties fo:color="#aaaaaa" officeooo:rsid="001d101e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d101e" style:font-weight-asian="bold" style:font-weight-complex="bold"/>
    </style:style>
    <style:style style:name="T12" style:family="text">
      <style:text-properties fo:font-weight="bold" officeooo:rsid="001e5916" style:font-weight-asian="bold" style:font-weight-complex="bold"/>
    </style:style>
    <style:style style:name="T13" style:family="text">
      <style:text-properties fo:font-weight="bold" officeooo:rsid="001baf2b" style:font-weight-asian="bold" style:font-weight-complex="bold"/>
    </style:style>
    <style:style style:name="T14" style:family="text">
      <style:text-properties fo:font-weight="bold" officeooo:rsid="001d101e"/>
    </style:style>
    <style:style style:name="T15" style:family="text">
      <style:text-properties fo:color="#5555ff"/>
    </style:style>
    <style:style style:name="T16" style:family="text">
      <style:text-properties officeooo:rsid="001baf2b"/>
    </style:style>
    <style:style style:name="T17" style:family="text">
      <style:text-properties fo:color="#000000" fo:font-weight="bold"/>
    </style:style>
    <style:style style:name="T18" style:family="text">
      <style:text-properties fo:color="#000000" fo:font-weight="bold" officeooo:rsid="001d101e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color="#000000" officeooo:rsid="001baf2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d101e" style:font-weight-asian="normal" style:font-weight-complex="normal"/>
    </style:style>
    <style:style style:name="T23" style:family="text">
      <style:text-properties officeooo:rsid="001d101e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0000ff"/>
    </style:style>
    <style:style style:name="T26" style:family="text">
      <style:text-properties fo:color="#0000ff" officeooo:rsid="001fa392"/>
    </style:style>
    <style:style style:name="T27" style:family="text">
      <style:text-properties fo:color="#0000ff" fo:font-weight="normal" style:font-weight-asian="normal" style:font-weight-complex="normal"/>
    </style:style>
    <style:style style:name="T28" style:family="text">
      <style:text-properties fo:color="#0000ff" officeooo:rsid="001baf2b"/>
    </style:style>
    <style:style style:name="T29" style:family="text">
      <style:text-properties fo:color="#0000ff" officeooo:rsid="001d101e"/>
    </style:style>
    <style:style style:name="T30" style:family="text">
      <style:text-properties officeooo:rsid="001e5916"/>
    </style:style>
    <style:style style:name="T31" style:family="text">
      <style:text-properties officeooo:rsid="001fa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C 4</text:p>
      <text:p text:style-name="P4"/>
      <text:p text:style-name="P4"><text:span text:style-name="T10">type</text:span> <text:span text:style-name="T25">tableau_entier</text:span> = <text:span text:style-name="T10">pointeur vers tableau d'entiers</text:span></text:p>
      <text:p text:style-name="P4"/>
      <text:p text:style-name="P4"><text:span text:style-name="T24">fonction</text:span> <text:span text:style-name="T25">saisie_tableau</text:span>(<text:span text:style-name="T25">t_</text:span><text:span text:style-name="T26">m</text:span><text:span text:style-name="T25">atrice_creuse</text:span> M1, t<text:span text:style-name="T25">_</text:span><text:span text:style-name="T26">m</text:span><text:span text:style-name="T25">atrice_creuse</text:span> M2) </text:p>
      <text:p text:style-name="P4"><text:tab/>: <text:span text:style-name="T10">pointeur vers tableau de</text:span> <text:span text:style-name="T27">tableau_entier</text:span></text:p>
      <text:p text:style-name="P8">variables</text:p>
      <text:p text:style-name="P4"><text:tab/><text:span text:style-name="T10">entier</text:span> n, m, <text:span text:style-name="T23">i, j</text:span></text:p>
      <text:p text:style-name="P5"><text:tab/><text:span text:style-name="T10">pointeur vers tableau de</text:span> <text:span text:style-name="T25">tableau_entier</text:span> <text:span text:style-name="T23">res</text:span></text:p>
      <text:p text:style-name="P8">debut</text:p>
      <text:p text:style-name="P4"><text:tab/><text:span text:style-name="T10">si</text:span> (<text:span text:style-name="T25">somme_valide</text:span>(M1,M2)) <text:span text:style-name="T10">alors</text:span></text:p>
      <text:p text:style-name="P6"><text:s text:c="6"/><text:tab/>n <text:span text:style-name="T16">←</text:span> M1.<text:span text:style-name="T21">n</text:span>;</text:p>
      <text:p text:style-name="P6"><text:s text:c="8"/><text:tab/>m <text:span text:style-name="T16">← </text:span>M1.<text:span text:style-name="T9">m</text:span>;</text:p>
      <text:p text:style-name="P6"><text:s text:c="8"/><text:tab/>res <text:span text:style-name="T16">← </text:span><text:span text:style-name="T13">allocation</text:span><text:span text:style-name="T16">(</text:span><text:span text:style-name="T13">tableau de</text:span><text:span text:style-name="T16"> </text:span>n <text:span text:style-name="T28">tableau_entier</text:span><text:span text:style-name="T16">)</text:span></text:p>
      <text:p text:style-name="P6"><text:tab/><text:tab/><text:span text:style-name="T13">pour</text:span><text:span text:style-name="T16"> i <text:s/></text:span><text:span text:style-name="T13">allant</text:span><text:span text:style-name="T16"> </text:span><text:span text:style-name="T13">de</text:span><text:span text:style-name="T16"> 1 </text:span><text:span text:style-name="T13">à</text:span><text:span text:style-name="T16"> n </text:span><text:span text:style-name="T13">faire</text:span></text:p>
      <text:p text:style-name="P7"><text:s text:c="8"/><text:tab/><text:tab/>res[i] <text:span text:style-name="T16">← </text:span><text:span text:style-name="T13">allocation</text:span><text:span text:style-name="T16">(</text:span><text:span text:style-name="T13">tableau de</text:span><text:span text:style-name="T16"> m </text:span><text:span text:style-name="T13">entier</text:span><text:span text:style-name="T16">)</text:span></text:p>
      <text:p text:style-name="P6"><text:tab/> <text:s text:c="11"/><text:span text:style-name="T11">pour</text:span><text:span text:style-name="T23"> j </text:span><text:span text:style-name="T11">allant de </text:span><text:span text:style-name="T23">1 </text:span><text:span text:style-name="T11">à</text:span><text:span text:style-name="T23"> m </text:span><text:span text:style-name="T11">faire</text:span><text:span text:style-name="T23"> </text:span></text:p>
      <text:p text:style-name="P7"><text:s text:c="16"/><text:tab/><text:tab/><text:span text:style-name="T11">memoire</text:span><text:span text:style-name="T23">(</text:span>res[i][j]<text:span text:style-name="T23">)</text:span> <text:span text:style-name="T23">← </text:span><text:span text:style-name="T29">element_dans</text:span>(<text:span text:style-name="T11">memoire</text:span><text:span text:style-name="T23">(</text:span>M1.<text:span text:style-name="T22">lignes</text:span>[i]<text:span text:style-name="T23">)</text:span>,j) +</text:p>
      <text:p text:style-name="P7"><text:span text:style-name="T23"><text:tab/><text:tab/><text:tab/><text:tab/><text:tab/><text:tab/><text:tab/> <text:s text:c="2"/></text:span><text:span text:style-name="T29">element_dans</text:span>(<text:span text:style-name="T11">memoire</text:span><text:span text:style-name="T23">(</text:span>M1.<text:span text:style-name="T22">lignes</text:span>[i]<text:span text:style-name="T23">)</text:span>,j)</text:p>
      <text:p text:style-name="P7"><text:tab/><text:tab/><text:tab/><text:span text:style-name="T11">fin pour</text:span></text:p>
      <text:p text:style-name="P7"><text:span text:style-name="T11"><text:tab/><text:tab/>fin pour</text:span> <text:s text:c="7"/></text:p>
      <text:p text:style-name="P6"><text:s text:c="8"/><text:span text:style-name="T11">retourner</text:span><text:span text:style-name="T23"> </text:span>res</text:p>
      <text:p text:style-name="P6"><text:tab/><text:span text:style-name="T11">sinon</text:span></text:p>
      <text:p text:style-name="P4"><text:tab/><text:tab/><text:span text:style-name="T11">retourner</text:span> NULL</text:p>
      <text:p text:style-name="P4"><text:tab/><text:span text:style-name="T12">fin si</text:span></text:p>
      <text:p text:style-name="P8">fin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535in" fo:margin-right="0.42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5:32:03.120232162</meta:creation-date>
    <dc:date>2017-04-10T16:01:58.505918208</dc:date>
    <meta:editing-duration>PT14M43S</meta:editing-duration>
    <meta:editing-cycles>5</meta:editing-cycles>
    <meta:generator>LibreOffice/4.2.8.2$Linux_X86_64 LibreOffice_project/420m0$Build-2</meta:generator>
    <meta:print-date>2017-04-10T16:01:35.900843305</meta:print-date>
    <meta:document-statistic meta:table-count="0" meta:image-count="0" meta:object-count="0" meta:page-count="1" meta:paragraph-count="24" meta:word-count="87" meta:character-count="690" meta:non-whitespace-character-count="517"/>
  </office:meta>
</office:document-meta>
</file>